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r9" style:family="presentation" style:parent-style-name="Midnightblue-notes">
      <style:graphic-properties draw:fill-color="#ffffff" fo:min-height="13.364cm"/>
    </style:style>
    <style:style style:name="P1" style:family="paragraph">
      <style:text-properties fo:font-size="48pt" fo:font-weight="normal" style:font-size-asian="32pt" style:font-weight-asian="normal"/>
    </style:style>
    <style:style style:name="P2" style:family="paragraph">
      <style:text-properties style:font-name="Liberation Sans1" fo:font-size="26pt" style:font-size-asian="20pt" style:font-size-complex="32pt"/>
    </style:style>
    <style:style style:name="P3" style:family="paragraph">
      <loext:graphic-properties draw:fill-color="#ffffff"/>
      <style:text-properties style:font-name="Liberation Sans1" fo:font-size="26pt" style:font-size-asian="20pt" style:font-size-complex="32pt"/>
    </style:style>
    <style:style style:name="P4" style:family="paragraph">
      <loext:graphic-properties draw:fill-color="#ffffff"/>
    </style:style>
    <style:style style:name="T1" style:family="text">
      <style:text-properties fo:font-size="48pt" fo:font-weight="normal" style:font-size-asian="32pt" style:font-weight-asian="normal"/>
    </style:style>
    <style:style style:name="T2" style:family="text">
      <style:text-properties style:font-name="Liberation Sans1" fo:font-size="26pt" style:font-size-asian="20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.2cm" svg:y="7.401cm" presentation:class="title" presentation:user-transformed="true">
          <draw:text-box>
            <text:p text:style-name="P1"><text:span text:style-name="T1">BASES DE PHP</text:span></text:p>
          </draw:text-box>
        </draw:frame>
        <draw:frame presentation:style-name="pr2" draw:text-style-name="P3" draw:layer="layout" svg:width="26cm" svg:height="5.5cm" svg:x="1cm" svg:y="14.5cm" presentation:class="subtitle">
          <draw:text-box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Ababacar Sadikh GUEY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<text:tab/><text:tab/><text:tab/><text:tab/><text:tab/><text:tab/><text:tab/><text:tab/>PLA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PHP</text:p>
              </text:list-item>
              <text:list-item>
                <text:p>Variables et Constantes</text:p>
              </text:list-item>
              <text:list-item>
                <text:p>Les types de données</text:p>
              </text:list-item>
              <text:list-item>
                <text:p>Les structures de contrôles</text:p>
              </text:list-item>
              <text:list-item>
                <text:p>Tableaux</text:p>
              </text:list-item>
              <text:list-item>
                <text:p>Fonctions</text:p>
              </text:list-item>
              <text:list-item>
                <text:p>Transmission de données </text:p>
              </text:list-item>
              <text:list-item>
                <text:p>Variables super globa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>
          <draw:text-box>
            <text:p>Défini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tab/><text:tab/><text:tab/><text:tab/><text:tab/><text:tab/>DÉFINITION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PHP(Hypertext PreProcessor)</text:p>
              </text:list-item>
              <text:list-item>
                <text:p>Langage de programmation libre</text:p>
              </text:list-item>
              <text:list-item>
                <text:p>Produire des pages web dynamiques(serveur)</text:p>
              </text:list-item>
              <text:list-item>
                <text:p>Fonctionne aussi pour n’importe quel langage interprété</text:p>
              </text:list-item>
              <text:list-item>
                <text:p>Couplé avec Apache pour BD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es Variables et Constant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Variables : conteneur d’une valeur d’un des types utilisés par PHP</text:p>
              </text:list-item>
              <text:list-item>
                <text:p>Une variable en PHP commence toujours par $ suivi du nom.</text:p>
              </text:list-item>
              <text:list-item>
                <text:p>Le nom commence par les lettres alphabétiques (a-z) ou par _</text:p>
              </text:list-item>
              <text:list-item>
                <text:p>Les variables sont sensibles à la casse,($texte!=$TEXT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es Variables et Constant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xemple de Déclaration d’une variable</text:p>
                <text:p>$age = 22 ;</text:p>
                <text:p>$prenom= ‘’Sadikh‘’</text:p>
                <text:p>echo $prenom.‘’tu as ‘’.$age.‘’ ans.‘’ ;</text:p>
                <text:p>echo ‘’$prenom tu as $age ans.‘’</text:p>
              </text:list-item>
              <text:list-item>
                <text:p>Ceci affiche :</text:p>
                <text:p>Sadikh tu as 22 ans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es Variables et Constant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Une constante est une variables mais qui ne change pas de valeurs stockés</text:p>
              </text:list-item>
              <text:list-item>
                <text:p>Pour déclarer une constante on utilise <text:s/>define()</text:p>
              </text:list-item>
              <text:list-item>
                <text:p>define(‘nom’, ‘ Ababacar Sadikh’) ;</text:p>
                <text:p>echo nom ;</text:p>
              </text:list-item>
              <text:list-item>
                <text:p>Ceci affiche Ababacar Sadikh</text:p>
              </text:list-item>
              <text:list-item>
                <text:p>Il existe des variables prédéfinies : $_POST, $_SESSION, $GLOBALS et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>
          <draw:text-box>
            <text:p>Types de Donné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es Types de Donné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En PHP il n’existe pas une déclaration explicite du type de variable lors de sa création.</text:p>
              </text:list-item>
              <text:list-item>
                <text:p>Il existe :</text:p>
              </text:list-item>
              <text:list-item>
                <text:p>Les types scalaires de bases : (integer(entiers), double ou float(flottants), string, boolean)</text:p>
              </text:list-item>
              <text:list-item>
                <text:p>Les types composés : (array(tableaux), object(objet))</text:p>
              </text:list-item>
              <text:list-item>
                <text:p>Les types spéciaux(ressource, null) 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tructures de Contrô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es structures de contrôles sont :</text:p>
              </text:list-item>
              <text:list-item>
                <text:p>If … else</text:p>
              </text:list-item>
              <text:list-item>
                <text:p>Switch … case</text:p>
              </text:list-item>
              <text:list-item>
                <text:p>Boucle for</text:p>
              </text:list-item>
              <text:list-item>
                <text:p>Boucle while</text:p>
              </text:list-item>
              <text:list-item>
                <text:p>Boucle do … while</text:p>
              </text:list-item>
              <text:list-item>
                <text:p>Boucle forea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es structures de contrô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f … Else</text:p>
                <text:p>synstaxe : if(expression) {code1}else{code2}</text:p>
              </text:list-item>
              <text:list-item>
                <text:p>L’instruction if … else traite code1 si l’expression et vrai et traite code2 le cas contraire</text:p>
              </text:list-item>
              <text:list-item>
                <text:p>Exemple : if(a!=0){echo ‘’ Entier non-null ‘’;}else{echo ‘’ Entier null ‘’;}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es Structures de contrô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witch … case</text:p>
              </text:list-item>
              <text:list-item>
                <text:p>permet de comparer la valeur d’une expression avec une liste de valeurs prédéterminées par le programmeur</text:p>
              </text:list-item>
              <text:list-item>
                <text:p>Exempl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es Structures de contrô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Boucle for</text:p>
                <text:p>exécute programme n fois avec n connue.</text:p>
              </text:list-item>
              <text:list-item>
                <text:p>Exemple : 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&lt;?php</text:p>
                                        <text:list>
                                          <text:list-header>
                                            <text:p>for($i=1;$i&lt;7;$i++){</text:p>
                                            <text:list>
                                              <text:list-header>
                                                <text:p>echo "&lt;h$i&gt; $i :Titre de niveau $i &lt;/h$i&gt;";</text:p>
                                              </text:list-header>
                                            </text:list>
                                            <text:p>}</text:p>
                                          </text:list-header>
                                        </text:list>
                                        <text:p>?&gt;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es Structures de contrô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Boucle While</text:p>
                <text:p>fait une répétition tant que l’expression est vrai donc sort du boucle le cas contraire.</text:p>
              </text:list-item>
              <text:list-item>
                <text:p>Sysntaxe : while(expression){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//Bloc d'instructions à répéter</text:p>
                                          </text:list-header>
                                        </text:list>
                                        <text:p>}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es Structures de contrô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o … while</text:p>
                <text:p>difference avec while juste que while vérifie l’expression avant d’exécuter or do … while exécute d’abord avant de vérifier l’expression.</text:p>
              </text:list-item>
              <text:list-item>
                <text:p>Syntaxe : do {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//bloc d'instructions</text:p>
                                      </text:list-header>
                                    </text:list>
                                    <text:p>}</text:p>
                                    <text:p>while(expression);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es Structures de contrô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Foreach</text:p>
                <text:p>permet de parcourir rapidement les éléments d’un tableau.</text:p>
              </text:list-item>
              <text:list-item>
                <text:p>Syntaxe : foreach($tableau as $valeur){</text:p>
                <text:list>
                  <text:list-header>
                    <text:p>//bloc utilisant la valeur de l'élément courant</text:p>
                  </text:list-header>
                </text:list>
                <text:p>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svg:stroke-color="#3465a4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30T08:44:30.501950373</meta:creation-date>
    <meta:editing-duration>PT46M42S</meta:editing-duration>
    <meta:editing-cycles>5</meta:editing-cycles>
    <meta:generator>LibreOffice/6.0.7.3$Linux_X86_64 LibreOffice_project/00m0$Build-3</meta:generator>
    <dc:title>Midnightblue</dc:title>
    <dc:date>2019-04-30T11:44:38.316391006</dc:date>
    <meta:document-statistic meta:object-count="110"/>
  </office:meta>
</office:document-meta>
</file>